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Red" style:base-cell-address="Tabelle1.A2"/>
      <style:map style:condition="cell-content()=2" style:apply-style-name="Green" style:base-cell-address="Tabelle1.A2"/>
    </style:style>
    <style:style style:name="ce2" style:family="table-cell" style:parent-style-name="Default">
      <style:map style:condition="cell-content()=1" style:apply-style-name="Red" style:base-cell-address="Tabelle1.A3"/>
      <style:map style:condition="cell-content()=2" style:apply-style-name="Green" style:base-cell-address="Tabelle1.A3"/>
    </style:style>
    <style:style style:name="ce3" style:family="table-cell" style:parent-style-name="Default">
      <style:map style:condition="cell-content()=1" style:apply-style-name="Red" style:base-cell-address="Tabelle1.B2"/>
      <style:map style:condition="cell-content()=2" style:apply-style-name="Green" style:base-cell-address="Tabelle1.B2"/>
    </style:style>
    <style:style style:name="ce4" style:family="table-cell" style:parent-style-name="Default">
      <style:map style:condition="cell-content()=1" style:apply-style-name="Red" style:base-cell-address="Tabelle1.B2"/>
      <style:map style:condition="cell-content()=2" style:apply-style-name="Green" style:base-cell-address="Tabelle1.B2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</table:table-row>
        <calcext:conditional-formats>
          <calcext:conditional-format calcext:target-range-address="Tabelle1.A2:Tabelle1.A2">
            <calcext:condition calcext:apply-style-name="Red" calcext:value="=1" calcext:base-cell-address="Tabelle1.A2"/>
            <calcext:condition calcext:apply-style-name="Green" calcext:value="=2" calcext:base-cell-address="Tabelle1.A2"/>
          </calcext:conditional-format>
          <calcext:conditional-format calcext:target-range-address="Tabelle1.A3:Tabelle1.A3">
            <calcext:condition calcext:apply-style-name="Red" calcext:value="=1" calcext:base-cell-address="Tabelle1.A3"/>
            <calcext:condition calcext:apply-style-name="Green" calcext:value="=2" calcext:base-cell-address="Tabelle1.A3"/>
          </calcext:conditional-format>
          <calcext:conditional-format calcext:target-range-address="Tabelle1.B2:Tabelle1.B2">
            <calcext:condition calcext:apply-style-name="Red" calcext:value="=1" calcext:base-cell-address="Tabelle1.B2"/>
            <calcext:condition calcext:apply-style-name="Green" calcext:value="=2" calcext:base-cell-address="Tabelle1.B2"/>
          </calcext:conditional-format>
          <calcext:conditional-format calcext:target-range-address="Tabelle1.B2:Tabelle1.B2">
            <calcext:condition calcext:apply-style-name="Red" calcext:value="=1" calcext:base-cell-address="Tabelle1.B3"/>
            <calcext:condition calcext:apply-style-name="Green" calcext:value="=2" calcext:base-cell-address="Tabelle1.B3"/>
          </calcext:conditional-format>
          <calcext:conditional-format calcext:target-range-address="Tabelle1.B3:Tabelle1.B3">
            <calcext:condition calcext:apply-style-name="Red" calcext:value="=1" calcext:base-cell-address="Tabelle1.B2"/>
            <calcext:condition calcext:apply-style-name="Green" calcext:value="=2" calcext:base-cell-address="Tabelle1.B2"/>
          </calcext:conditional-format>
          <calcext:conditional-format calcext:target-range-address="Tabelle1.B3:Tabelle1.B3">
            <calcext:condition calcext:apply-style-name="Red" calcext:value="=1" calcext:base-cell-address="Tabelle1.B2"/>
            <calcext:condition calcext:apply-style-name="Green" calcext:value="=2" calcext:base-cell-address="Tabelle1.B2"/>
          </calcext:conditional-format>
        </calcext:conditional-formats>
      </table:table>
      <table:named-expressions/>
      <table:database-ranges>
        <table:database-range table:name="__Anonymous_Sheet_DB__0" table:target-range-address="Tabelle1.A2:Tabelle1.A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  <style:style style:name="Green" style:family="table-cell" style:parent-style-name="Default">
      <style:table-cell-properties fo:background-color="#008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.00.0000</text:date>, <text:time style:data-style-name="N2" text:time-value="04:39:32.39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Urban</meta:initial-creator>
    <meta:creation-date>2014-07-24T04:36:28.191000000</meta:creation-date>
    <dc:date>2014-07-24T04:40:26.566000000</dc:date>
    <dc:creator>Alexander Urban</dc:creator>
    <meta:editing-duration>PT42S</meta:editing-duration>
    <meta:editing-cycles>4</meta:editing-cycles>
    <meta:generator>LibreOffice/4.2.5.2$Windows_x86 LibreOffice_project/6ff819b65674ae6c83f3cbab9e4a4c2b292a7a94</meta:generator>
    <meta:document-statistic meta:table-count="1" meta:cell-count="6" meta:object-count="0"/>
  </office:meta>
</office:document-meta>
</file>